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4" style:family="table-cell" style:parent-style-name="Default" style:data-style-name="N99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2T18:40:00" calcext:value-type="date">
            <text:p>12/04/2020 18:40:00</text:p>
          </table:table-cell>
          <table:table-cell office:value-type="string" calcext:value-type="string">
            <text:p>Nueva versión (con detalle de fallecimiento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2T18:40:00" calcext:value-type="date">
            <text:p>12/04/2020 18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0T14:57:00" calcext:value-type="date">
            <text:p>10/04/2020 14:57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table:number-columns-repeated="2" office:value-type="string" calcext:value-type="string">
            <text:p>Confirmados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 table:number-rows-repeated="1048537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2T19:41:06.631541691</dc:date>
    <meta:editing-duration>P4DT8H18M2S</meta:editing-duration>
    <meta:editing-cycles>49</meta:editing-cycles>
    <meta:generator>LibreOffice/6.1.6.3$Linux_X86_64 LibreOffice_project/10$Build-3</meta:generator>
    <meta:document-statistic meta:table-count="8" meta:cell-count="3460" meta:object-count="0"/>
  </office:meta>
</office:document-meta>
</file>